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2pt" style:font-size-asian="22pt" style:font-size-complex="22pt"/>
    </style:style>
    <style:style style:name="P2" style:family="paragraph">
      <loext:graphic-properties draw:fill="none" draw:fill-color="#ffffff"/>
      <style:text-properties style:font-name="Segoe UI Semibold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2pt" style:font-size-asian="22pt" style:font-size-complex="22pt"/>
    </style:style>
    <style:style style:name="P5" style:family="paragraph">
      <style:text-properties style:font-name="Segoe UI Semibold"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9" style:family="paragraph">
      <style:paragraph-properties fo:text-align="center"/>
      <style:text-properties style:font-name="Segoe UI Semibold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fo:color="#cc0000" style:font-name="Arial1" fo:font-size="32pt" fo:font-weight="bold" style:font-name-asian="Arial1" style:font-size-asian="32pt" style:font-weight-asian="bold" style:font-name-complex="Arial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0.762cm">
          <draw:text-box>
            <text:p text:style-name="P1"><text:span text:style-name="T1">Psalmody</text:span></text:p>
            <text:p text:style-name="P1"><text:span text:style-name="T2">Psalm 40:1–1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9.269cm" svg:x="1.524cm" svg:y="0.762cm">
          <draw:text-box>
            <text:p text:style-name="P4"><text:span text:style-name="T3">1</text:span><text:span text:style-name="T4">I waited patiently for the LORD;</text:span></text:p>
            <text:p text:style-name="P5"><text:span text:style-name="T2"><text:s text:c="6"/></text:span><text:span text:style-name="T2">he inclined to me and heard my cry.</text:span></text:p>
            <text:p text:style-name="P5"><text:span text:style-name="T3">2</text:span><text:span text:style-name="T4">He drew me up from the pit of destruction,</text:span></text:p>
            <text:p text:style-name="P5"><text:span text:style-name="T4"><text:s/></text:span><text:span text:style-name="T4">out of the miry bog,</text:span></text:p>
            <text:p text:style-name="P5"><text:span text:style-name="T2"><text:s text:c="6"/></text:span><text:span text:style-name="T2">and set my feet upon a rock, making my </text:span></text:p>
            <text:p text:style-name="P5"><text:span text:style-name="T2"><text:s text:c="6"/></text:span><text:span text:style-name="T2">steps sec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3</text:span><text:span text:style-name="T4">He put a new song in my mouth, a song of </text:span></text:p>
            <text:p text:style-name="P5"><text:span text:style-name="T4"><text:s/></text:span><text:span text:style-name="T4">praise to our God.</text:span></text:p>
            <text:p text:style-name="P5"><text:span text:style-name="T2"><text:s text:c="6"/></text:span><text:span text:style-name="T2">Many will see and fear, and put their trust <text:s text:c="6"/>in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4</text:span><text:span text:style-name="T4">Blessèd is the man who makes the LORD his </text:span></text:p>
            <text:p text:style-name="P5"><text:span text:style-name="T4"><text:s/></text:span><text:span text:style-name="T4">trust,</text:span></text:p>
            <text:p text:style-name="P5"><text:span text:style-name="T2"><text:s text:c="6"/></text:span><text:span text:style-name="T2">who does not turn to the proud, to those </text:span></text:p>
            <text:p text:style-name="P5"><text:span text:style-name="T2"><text:s text:c="6"/></text:span><text:span text:style-name="T2">who go astray after a li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892cm" svg:height="7.766cm" svg:x="1.524cm" svg:y="0.762cm">
          <draw:text-box>
            <text:p text:style-name="P5"><text:span text:style-name="T3">5</text:span><text:span text:style-name="T4">You have multiplied, O LORD my God, your <text:s/></text:span></text:p>
            <text:p text:style-name="P5"><text:span text:style-name="T4"><text:s/></text:span><text:span text:style-name="T4">wondrous deeds and your thoughts toward us;</text:span></text:p>
            <text:p text:style-name="P5"><text:span text:style-name="T4"><text:s/></text:span><text:span text:style-name="T4">none can compare with you!</text:span></text:p>
            <text:p text:style-name="P5"><text:span text:style-name="T2"><text:s text:c="6"/></text:span><text:span text:style-name="T2">I will proclaim and tell of them, yet they </text:span></text:p>
            <text:p text:style-name="P5"><text:span text:style-name="T2"><text:s text:c="6"/></text:span><text:span text:style-name="T2">are more than can be t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6</text:span><text:span text:style-name="T4">Sacrifice and offering you have not desired,</text:span></text:p>
            <text:p text:style-name="P5"><text:span text:style-name="T4"><text:s/></text:span><text:span text:style-name="T4">but you have given me an open ear.</text:span></text:p>
            <text:p text:style-name="P5"><text:span text:style-name="T2"><text:s text:c="6"/></text:span><text:span text:style-name="T2">Burnt offering and sin offering you have </text:span></text:p>
            <text:p text:style-name="P5"><text:span text:style-name="T2"><text:s text:c="6"/></text:span><text:span text:style-name="T2">not requir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7</text:span><text:span text:style-name="T4">Then I said, “Behold, I have come;</text:span></text:p>
            <text:p text:style-name="P5"><text:span text:style-name="T5"><text:s text:c="5"/></text:span><text:span text:style-name="T2">in the scroll of the book it is written of me:</text:span></text:p>
            <text:p text:style-name="P5"><text:span text:style-name="T3">8</text:span><text:span text:style-name="T4">I desire to do your will, O my God;</text:span></text:p>
            <text:p text:style-name="P5"><text:span text:style-name="T2"><text:s text:c="5"/></text:span><text:span text:style-name="T2">your law is with-in my hear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9</text:span><text:span text:style-name="T4">I have told the glad news of deliverance in the <text:s/></text:span></text:p>
            <text:p text:style-name="P5"><text:span text:style-name="T4"><text:s/></text:span><text:span text:style-name="T4">great congregation;</text:span></text:p>
            <text:p text:style-name="P5"><text:span text:style-name="T5"><text:s text:c="6"/></text:span><text:span text:style-name="T2">behold, I have not restrained my lips, as </text:span></text:p>
            <text:p text:style-name="P5"><text:span text:style-name="T2"><text:s text:c="6"/></text:span><text:span text:style-name="T2">you know, O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8" draw:layer="layout" svg:width="24.892cm" svg:height="9.269cm" svg:x="1.524cm" svg:y="0.762cm">
          <draw:text-box>
            <text:p text:style-name="P7"><text:span text:style-name="T3">10</text:span><text:span text:style-name="T4">I have not hidden your deliverance within my </text:span></text:p>
            <text:p text:style-name="P7"><text:span text:style-name="T4"><text:s text:c="2"/></text:span><text:span text:style-name="T4">heart; I have spoken of your faithfulness and <text:s/></text:span></text:p>
            <text:p text:style-name="P7"><text:span text:style-name="T4"><text:s text:c="2"/></text:span><text:span text:style-name="T4">your salvation;</text:span></text:p>
            <text:p text:style-name="P7"><text:span text:style-name="T2"><text:s text:c="7"/></text:span><text:span text:style-name="T2">I have not concealed your steadfast love </text:span></text:p>
            <text:p text:style-name="P7"><text:span text:style-name="T2"><text:s text:c="7"/></text:span><text:span text:style-name="T2">and your faithfulness from the great </text:span></text:p>
            <text:p text:style-name="P7"><text:span text:style-name="T2"><text:s text:c="7"/></text:span><text:span text:style-name="T2">congreg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8" draw:layer="layout" svg:width="24.892cm" svg:height="6.263cm" svg:x="1.524cm" svg:y="0.762cm">
          <draw:text-box>
            <text:p text:style-name="P7"><text:span text:style-name="T3">11</text:span><text:span text:style-name="T4">As for you, O LORD, you will not restrain your </text:span></text:p>
            <text:p text:style-name="P7"><text:span text:style-name="T4"><text:s text:c="2"/></text:span><text:span text:style-name="T4">mercy from me;</text:span></text:p>
            <text:p text:style-name="P7"><text:span text:style-name="T5"><text:s text:c="7"/></text:span><text:span text:style-name="T2">your steadfast love and your faithfulness </text:span></text:p>
            <text:p text:style-name="P7"><text:span text:style-name="T2"><text:s text:c="7"/></text:span><text:span text:style-name="T2">will ever preserve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10" draw:layer="layout" svg:width="25.146cm" svg:height="6.263cm" svg:x="1.402cm" svg:y="0.762cm">
          <draw:text-box>
            <text:p text:style-name="P9"><text:span text:style-name="T6">♫ </text:span><text:span text:style-name="T2">Glory be to the Father and to the Son</text:span></text:p>
            <text:p text:style-name="P9"><text:span text:style-name="T2">and to the Holy Spirit;</text:span></text:p>
            <text:p text:style-name="P9"><text:span text:style-name="T2">as it was in the beginning,</text:span></text:p>
            <text:p text:style-name="P9"><text:span text:style-name="T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2:07:12.291000000</meta:creation-date>
    <dc:date>2017-01-11T12:44:28.974000000</dc:date>
    <meta:editing-duration>PT5M17S</meta:editing-duration>
    <meta:editing-cycles>2</meta:editing-cycles>
    <meta:generator>LibreOffice/5.2.4.2$Windows_X86_64 LibreOffice_project/3d5603e1122f0f102b62521720ab13a38a4e0eb0</meta:generator>
    <meta:document-statistic meta:object-count="54"/>
  </office:meta>
</office:document-meta>
</file>